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paragraph-properties fo:margin-left="0in" fo:margin-right="0in" fo:text-indent="0in" style:auto-text-indent="false"/>
      <style:text-properties officeooo:rsid="000c6a7e" officeooo:paragraph-rsid="000c6a7e"/>
    </style:style>
    <style:style style:name="P2" style:family="paragraph" style:parent-style-name="Standard">
      <style:paragraph-properties fo:margin-left="0in" fo:margin-right="0in" fo:text-align="center" style:justify-single-word="false" fo:text-indent="0in" style:auto-text-indent="false"/>
      <style:text-properties officeooo:rsid="000c6a7e" officeooo:paragraph-rsid="000c6a7e"/>
    </style:style>
    <style:style style:name="P3" style:family="paragraph" style:parent-style-name="Standard">
      <style:text-properties officeooo:rsid="000d654e" officeooo:paragraph-rsid="000d654e"/>
    </style:style>
    <style:style style:name="P4" style:family="paragraph" style:parent-style-name="Standard">
      <style:text-properties officeooo:rsid="000b71fe" officeooo:paragraph-rsid="00138d08"/>
    </style:style>
    <style:style style:name="P5" style:family="paragraph" style:parent-style-name="Standard">
      <style:text-properties officeooo:rsid="001054f5" officeooo:paragraph-rsid="0011c37e"/>
    </style:style>
    <style:style style:name="P6" style:family="paragraph" style:parent-style-name="Standard">
      <style:text-properties officeooo:paragraph-rsid="000c6a7e"/>
    </style:style>
    <style:style style:name="P7" style:family="paragraph" style:parent-style-name="Standard">
      <style:text-properties officeooo:paragraph-rsid="000d8894"/>
    </style:style>
    <style:style style:name="T1" style:family="text">
      <style:text-properties officeooo:rsid="000c6a7e"/>
    </style:style>
    <style:style style:name="T2" style:family="text">
      <style:text-properties officeooo:rsid="00138d08"/>
    </style:style>
    <style:style style:name="T3" style:family="text">
      <style:text-properties officeooo:rsid="000d654e"/>
    </style:style>
    <style:style style:name="T4" style:family="text">
      <style:text-properties officeooo:rsid="001054f5"/>
    </style:style>
    <style:style style:name="T5" style:family="text">
      <style:text-properties officeooo:rsid="000c97eb"/>
    </style:style>
    <style:style style:name="T6" style:family="text">
      <style:text-properties officeooo:rsid="000b4dde"/>
    </style:style>
    <style:style style:name="T7" style:family="text">
      <style:text-properties officeooo:rsid="000d5925"/>
    </style:style>
    <style:style style:name="T8" style:family="text">
      <style:text-properties officeooo:rsid="0013506f"/>
    </style:style>
    <style:style style:name="T9" style:family="text">
      <style:text-properties officeooo:rsid="000b71fe"/>
    </style:style>
    <style:style style:name="T10" style:family="text">
      <style:text-properties officeooo:rsid="000f4186"/>
    </style:style>
    <style:style style:name="T11" style:family="text">
      <style:text-properties officeooo:rsid="0011c37e"/>
    </style:style>
    <style:style style:name="T12" style:family="text">
      <style:text-properties officeooo:rsid="000d8894"/>
    </style:style>
    <style:style style:name="T13" style:family="text">
      <style:text-properties officeooo:rsid="000e968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tkat Dambeck</text:p>
      <text:p text:style-name="P1">Proffessor Jacqueline McDaniel </text:p>
      <text:p text:style-name="P1">Expository Writing</text:p>
      <text:p text:style-name="P1">10 Febuarry 2023</text:p>
      <text:p text:style-name="P2">Exploring the Influence of Pop Music and Social Groups on Self-Definition</text:p>
      <text:p text:style-name="P3">An individual’s definition of self is a more complex issue than it seems on the su<text:span text:style-name="T1">r</text:span>face. <text:span text:style-name="T12">Although most individuals think they understand it well, when asked often they define themselves through music subcultures or social groups.</text:span> <text:span text:style-name="T9">By examining </text:span><text:span text:style-name="T12">music subcultures such as punk, </text:span><text:span text:style-name="T9">and </text:span><text:span text:style-name="T12">social groups such as </text:span><text:span text:style-name="T9">Manchester’s Gay Village, it can be seen that music and social groups can have a significant impact on an individual's definition of self.</text:span></text:p>
      <text:p text:style-name="P7"><text:span text:style-name="T12">S</text:span><text:span text:style-name="T3">ubcultures articulate themselves through music. By examining </text:span><text:span text:style-name="T12">the ways in which they do this, </text:span><text:span text:style-name="T3">it is clear that </text:span><text:span text:style-name="T12">music subcultures </text:span><text:span text:style-name="T3">have an impact on an individuals </text:span><text:span text:style-name="T4">definition</text:span><text:span text:style-name="T3"> of self. </text:span><text:span text:style-name="T10">American philospher and professor Alv</text:span><text:span text:style-name="T1">a</text:span><text:span text:style-name="T10"> Noë writes that </text:span><text:span text:style-name="T5">“pop music is concerned with personal style… We sort tribes by their music. The hippies, the punks, the jocks, the mods, the rockers, etc. Black music, white music. These differences matte</text:span><text:span text:style-name="T6">r.” </text:span><text:span text:style-name="T1">(Noë </text:span><text:span text:style-name="T6">178</text:span><text:span text:style-name="T1">). </text:span><text:span text:style-name="T10">Considering each of the groups, its easy to connect the music and </text:span>stereotypical<text:span text:style-name="T10"> images of them; Hippes conjure images of the Greatful Dead and </text:span><text:span text:style-name="T12">tie dye</text:span><text:span text:style-name="T10">, and punks bring to mind the Dead Kennedies and patched battled vests. Individuals express themselves with their choises of music, fasion, and politics. </text:span><text:span text:style-name="T12">H</text:span><text:span text:style-name="T10">owever </text:span><text:span text:style-name="T12">this process works just as strongly, if not more strongly when those individuals define themselves. T</text:span><text:span text:style-name="T10">hey use </text:span><text:span text:style-name="T12">the signs of music, and thereby fasion, </text:span><text:span text:style-name="T10">to define themselves. One who </text:span><text:span text:style-name="T12">enjoys punk music comes to </text:span><text:span text:style-name="T10">considers themself a punk. </text:span><text:span text:style-name="T12">From this indentity, they </text:span><text:span text:style-name="T10">seek out </text:span><text:span text:style-name="T12">further engagments that are in line with the definition. In this case it may be rock concerts and battle vests</text:span><text:span text:style-name="T10">. </text:span><text:span text:style-name="T12">However the s</text:span><text:span text:style-name="T10">ame with hippies, jocks, mods, and rockers, as well with goths, emos, ravers, </text:span><text:soft-page-break/><text:span text:style-name="T13">metalheads,</text:span><text:span text:style-name="T10"> and </text:span><text:span text:style-name="T12">many </text:span><text:span text:style-name="T10">other subcultures. </text:span><text:span text:style-name="T8">Subcultures latch onto pop music, and members use </text:span><text:span text:style-name="T12">that music </text:span><text:span text:style-name="T8">to define themselves </text:span><text:span text:style-name="T12">and bring themselves more in line with the social group</text:span><text:span text:style-name="T8">. </text:span></text:p>
      <text:p text:style-name="P6"><text:span text:style-name="T13">Furthermore, pop as an art form is soley dedicated to this aim of style. </text:span><text:span text:style-name="T11">By examining how music </text:span><text:span text:style-name="T13">becomes taylored to the specific subculture</text:span><text:span text:style-name="T11">, it is </text:span><text:span text:style-name="T13">evident </text:span><text:span text:style-name="T11">that pop music </text:span><text:span text:style-name="T13">is not just </text:span><text:span text:style-name="T11">impact</text:span><text:span text:style-name="T13">ful but is a powerful tool of </text:span><text:span text:style-name="T11">self </text:span><text:span text:style-name="T13">definition</text:span><text:span text:style-name="T11">. When describing pop music as a whole </text:span><text:span text:style-name="T13">art </text:span><text:span text:style-name="T11">Noë stat</text:span><text:span text:style-name="T1">e</text:span><text:span text:style-name="T11">s </text:span><text:span text:style-name="T7">“</text:span><text:span text:style-name="T11">t</text:span><text:span text:style-name="T7">hat pop music is an art of personal style, that with pop, the music is a vehicle for work done in a different medium, the medium of style” </text:span><text:span text:style-name="T1">(Noë </text:span><text:span text:style-name="T7">180</text:span><text:span text:style-name="T1">). </text:span><text:span text:style-name="T13">Noë makes it clear that the actual sounds of pop are in service to its task as a medium of style. </text:span><text:span text:style-name="T11">With </text:span><text:span text:style-name="T13">most music </text:span><text:span text:style-name="T11">subcultures, the styles, such as hippie and punk, are evident. However its critical to observe that music is the medium, the </text:span><text:span text:style-name="T13">carrier</text:span><text:span text:style-name="T11">, for this style. </text:span><text:span text:style-name="T13">The sound of p</text:span><text:span text:style-name="T8">op music is taylored around the aim of expressing style. </text:span><text:span text:style-name="T1">Consider punk music: it is typically loud and fast, using minimal if any studio work, as well as loose and shrill vocals. These auditory qualities express the style of punks, being self-made, tough, </text:span><text:span text:style-name="T13">and iconoclastic</text:span><text:span text:style-name="T1">. Punks, as members of the punk social group, use punk music as a way to define the</text:span><text:span text:style-name="T13">mselves</text:span><text:span text:style-name="T1">. </text:span><text:span text:style-name="T13">This forms a pattern, in which punks make music through which they define themselves, and make more music along the same lines. New punks are attracted to the music, join the subculture, and continue the pattern. </text:span><text:span text:style-name="T1">The same </text:span><text:span text:style-name="T13">principal </text:span><text:span text:style-name="T1">is true for hippies, goths, ravers and many others. </text:span><text:span text:style-name="T11">Without pop music, </text:span><text:span text:style-name="T1">punk and other </text:span><text:span text:style-name="T11">subcultures would </text:span><text:span text:style-name="T1">not have </text:span><text:span text:style-name="T13">this</text:span><text:span text:style-name="T11"> major tool </text:span><text:span text:style-name="T1">for its </text:span><text:span text:style-name="T11">members </text:span><text:span text:style-name="T1">to </text:span><text:span text:style-name="T11">inwardly identify themselves.</text:span><text:span text:style-name="T8"> </text:span><text:span text:style-name="T1">B</text:span><text:span text:style-name="T8">ecause pop music is centered around style, its almost obvious why it has such a profound impact on an individual’s sence of self.</text:span></text:p>
      <text:p text:style-name="P5"><text:span text:style-name="T13">A similar phenominon can happen with geography, instead of music. </text:span>By examining the locations <text:span text:style-name="T13">social groups </text:span>gather in, its clear that beloning to a social group <text:span text:style-name="T13">can </text:span>have an impact on an individual’s definition of self. <text:span text:style-name="T2">Steven Johnson, famous american science author </text:span><text:soft-page-break/><text:span text:style-name="T2">writes about another subcuture with a strong social group, </text:span><text:span text:style-name="T13">one</text:span><text:span text:style-name="T2"> not defined through music, rather by their reception of state violence. </text:span><text:span text:style-name="T13">They write </text:span><text:span text:style-name="T2">“</text:span><text:span text:style-name="T9">Manchester harbors several such secret </text:span><text:span text:style-name="T2">[patterns]</text:span><text:span text:style-name="T9">, persisting over the course of many generations… One of 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text:span><text:span text:style-name="T2">e.</text:span><text:span text:style-name="T9">” </text:span><text:span text:style-name="T1">(Johnson </text:span><text:span text:style-name="T9">195</text:span><text:span text:style-name="T1">). </text:span><text:span text:style-name="T2">When gay men gather on Oxford Road, they are participating in the tradition of Manchester’s gay population. <text:s/>When participating in this tradition, they are putting themselves into the tradition, defining themselves inwardly with the identity of the social group. This effect is so powerful that to this day, that are of Manchester is known for its gay population, and now openly lables itself the Gay Village. For hundres of years, </text:span><text:span text:style-name="T13">g</text:span><text:span text:style-name="T2">ay Mancunians have </text:span><text:span text:style-name="T13">gathered at this place to meet other gay mancunians, and in the process </text:span><text:span text:style-name="T2">used this place to define themselves. </text:span><text:span text:style-name="T13">This is analagous to music subcultures. Consider punks gathering around loud rebelious music to meet other punks, and defining themselves with the music in the process. </text:span><text:span text:style-name="T2">Today </text:span><text:span text:style-name="T13">the Gay Village </text:span><text:span text:style-name="T2">can be done openly and explicity. </text:span><text:span text:style-name="T13">However, its history as an inconspicious, even secret meeting place remains. The significance of being in that place stems from the tradition held in the social group. </text:span><text:span text:style-name="T2">It is clear that </text:span><text:span text:style-name="T13">social groups such as these</text:span><text:span text:style-name="T2"> have an </text:span><text:span text:style-name="T13">monumental </text:span><text:span text:style-name="T2">impact on an individual’s identity.</text:span></text:p>
      <text:p text:style-name="P4"><text:span text:style-name="T1">M</text:span>usic and social groups can have a significant impact on an individual's definition of self. <text:span text:style-name="T2">This is evident in </text:span>pop fandoms, <text:span text:style-name="T13">such as punk, as well as</text:span> <text:span text:style-name="T2">in </text:span>Manchester’s Gay Village. <text:span text:style-name="T13">In both cases a stable pattern occers in which individuals define themsevles through music, and through their social group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1in" style:auto-text-indent="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201in" fo:page-height="11in" style:num-format="1" style:print-orientation="portrait" fo:margin-top="1in" fo:margin-bottom="1in" fo:margin-left="1in" fo:margin-right="1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3:26:16.529163907</meta:creation-date>
    <dc:date>2023-02-09T00:11:24.796987038</dc:date>
    <meta:editing-duration>PT45M11S</meta:editing-duration>
    <meta:editing-cycles>3</meta:editing-cycles>
    <meta:generator>LibreOffice/7.4.3.2$Linux_X86_64 LibreOffice_project/40$Build-2</meta:generator>
    <meta:document-statistic meta:table-count="0" meta:image-count="0" meta:object-count="0" meta:page-count="3" meta:paragraph-count="10" meta:word-count="971" meta:character-count="5862" meta:non-whitespace-character-count="4899"/>
  </office:meta>
</office:document-meta>
</file>